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6f9d4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47" style:family="table-cell" style:parent-style-name="Default">
      <style:table-cell-properties fo:wrap-option="wrap"/>
      <style:text-properties fo:color="#ffffff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7"/>
        <table:table-column table:style-name="co2" table:default-cell-style-name="ce57"/>
        <table:table-column table:style-name="co1" table:number-columns-repeated="16380" table:default-cell-style-name="ce57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8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ash</text:p>
          </table:table-cell>
          <table:covered-table-cell table:style-name="ce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Account Receivable </text:p>
          </table:table-cell>
          <table:covered-table-cell table:style-name="ce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upplies </text:p>
          </table:table-cell>
          <table:covered-table-cell table:style-name="ce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Equipment </text:p>
          </table:table-cell>
          <table:covered-table-cell table:style-name="ce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17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Stockholders Equitiy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17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1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8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8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8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8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8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8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1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1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1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ce31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ce31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1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1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1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ce31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ce31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ce31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ce31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ce31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ce31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ce31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ce31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ce31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ce31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33" office:value-type="string" calcext:value-type="string" table:number-columns-spanned="3" table:number-rows-spanned="1">
            <text:p>Total</text:p>
          </table:table-cell>
          <table:covered-table-cell table:number-columns-repeated="2" table:style-name="ce39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34"/>
          <table:table-cell table:style-name="ce40" office:value-type="string" calcext:value-type="string">
            <text:p>Title</text:p>
          </table:table-cell>
          <table:table-cell table:style-name="ce40"/>
          <table:table-cell table:style-name="ce40" office:value-type="string" calcext:value-type="string">
            <text:p>Debit</text:p>
          </table:table-cell>
          <table:table-cell table:style-name="ce40" office:value-type="string" calcext:value-type="string">
            <text:p>Credit</text:p>
          </table:table-cell>
          <table:table-cell table:style-name="ce40" table:number-columns-repeated="16379"/>
        </table:table-row>
        <table:table-row table:style-name="ro2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31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31" office:value-type="float" office:value="2" calcext:value-type="float" table:number-columns-spanned="1" table:number-rows-spanned="4">
            <text:p>2</text:p>
          </table:table-cell>
          <table:table-cell table:style-name="ce31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office:value-type="float" office:value="1400" calcext:value-type="float">
            <text:p>1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office:value-type="float" office:value="6500" calcext:value-type="float">
            <text:p>6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Salaries Expense</text:p>
          </table:table-cell>
          <table:table-cell table:style-name="Default"/>
          <table:table-cell office:value-type="float" office:value="800" calcext:value-type="float">
            <text:p>8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 table:number-rows-repeated="104831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_2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48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48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48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48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48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48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48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48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39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1 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2 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4">
          <table:table-cell office:value-type="string" calcext:value-type="string">
            <text:p>3. Office Supply</text:p>
          </table:table-cell>
          <table:table-cell table:number-columns-repeated="16383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4. 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5. 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6. 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7. 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8. 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9. 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0. 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1. 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12. 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3. 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4. 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5. 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16. 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7. 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18. 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 table:number-rows-repeated="104837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 style:data-style-name="N2" text:time-value="19:02:35.554944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7T20:40:01.863658260</dc:date>
    <meta:editing-duration>PT19H44M25S</meta:editing-duration>
    <meta:editing-cycles>52</meta:editing-cycles>
    <meta:generator>LibreOffice/24.8.1.2$Linux_X86_64 LibreOffice_project/480$Build-2</meta:generator>
    <meta:document-statistic meta:table-count="3" meta:cell-count="1484" meta:object-count="0"/>
  </office:meta>
</office:document-meta>
</file>